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start" style:justify-single-word="false"/>
      <style:text-properties officeooo:paragraph-rsid="006ea315"/>
    </style:style>
    <style:style style:name="P2" style:family="paragraph" style:parent-style-name="Standard">
      <style:paragraph-properties fo:line-height="200%" fo:text-align="start" style:justify-single-word="false"/>
      <style:text-properties officeooo:paragraph-rsid="007d26c1"/>
    </style:style>
    <style:style style:name="P3" style:family="paragraph" style:parent-style-name="Standard">
      <style:paragraph-properties fo:line-height="200%" fo:text-align="start" style:justify-single-word="false"/>
      <style:text-properties officeooo:paragraph-rsid="0096ccc1"/>
    </style:style>
    <style:style style:name="P4" style:family="paragraph" style:parent-style-name="Standard">
      <style:paragraph-properties fo:line-height="200%" fo:text-align="start" style:justify-single-word="false"/>
      <style:text-properties officeooo:paragraph-rsid="009e36fb"/>
    </style:style>
    <style:style style:name="P5" style:family="paragraph" style:parent-style-name="Standard">
      <style:paragraph-properties fo:line-height="200%" fo:text-align="start" style:justify-single-word="false"/>
      <style:text-properties style:font-name="Times New Roman" fo:font-size="12pt" fo:language="en" fo:country="US" fo:font-style="normal" style:text-underline-style="solid" style:text-underline-width="auto" style:text-underline-color="font-color" fo:font-weight="normal" officeooo:paragraph-rsid="000be7cf" fo:background-color="#ffffa6" style:font-name-asian="Times New Roman1" style:font-size-asian="12pt" style:font-style-asian="normal" style:font-weight-asian="normal" style:font-name-complex="Times New Roman1" style:font-size-complex="12pt" style:font-style-complex="normal" style:font-weight-complex="normal"/>
    </style:style>
    <style:style style:name="P6" style:family="paragraph" style:parent-style-name="Standard">
      <style:paragraph-properties fo:line-height="200%" fo:text-align="start" style:justify-single-word="false"/>
      <style:text-properties style:font-name="Times New Roman" fo:font-size="12pt" fo:language="en" fo:country="US" fo:font-style="normal" style:text-underline-style="solid" style:text-underline-width="auto" style:text-underline-color="font-color" fo:font-weight="normal" officeooo:paragraph-rsid="006ea315" fo:background-color="#ffffa6" style:font-name-asian="Times New Roman1" style:font-size-asian="12pt" style:font-style-asian="normal" style:font-weight-asian="normal" style:font-name-complex="Times New Roman1" style:font-size-complex="12pt" style:font-style-complex="normal" style:font-weight-complex="normal"/>
    </style:style>
    <style:style style:name="P7" style:family="paragraph" style:parent-style-name="Standard">
      <style:paragraph-properties fo:line-height="200%" fo:text-align="start" style:justify-single-word="false"/>
      <style:text-properties style:font-name="Times New Roman" fo:font-size="12pt" fo:language="en" fo:country="US" fo:font-style="normal" style:text-underline-style="none" fo:font-weight="normal" officeooo:rsid="008c3ef3" officeooo:paragraph-rsid="008c3ef3" fo:background-color="#ffffff" style:font-name-asian="Times New Roman1" style:font-size-asian="12pt" style:font-style-asian="normal" style:font-weight-asian="normal" style:font-name-complex="Times New Roman1" style:font-size-complex="12pt" style:font-style-complex="normal" style:font-weight-complex="normal"/>
    </style:style>
    <style:style style:name="P8" style:family="paragraph" style:parent-style-name="Text_20_body" style:list-style-name="L2"/>
    <style:style style:name="P9" style:family="paragraph" style:parent-style-name="Text_20_body">
      <style:paragraph-properties fo:line-height="200%" fo:text-align="start" style:justify-single-word="false"/>
      <style:text-properties style:font-name="Times New Roman" fo:font-size="12pt" fo:language="en" fo:country="US" fo:font-style="normal" style:text-underline-style="solid" style:text-underline-width="auto" style:text-underline-color="font-color" fo:font-weight="normal" officeooo:paragraph-rsid="000be7cf" fo:background-color="#ffffa6" style:font-name-asian="Times New Roman1" style:font-size-asian="12pt" style:font-style-asian="normal" style:font-weight-asian="normal" style:font-name-complex="Times New Roman1" style:font-size-complex="12pt" style:font-style-complex="normal" style:font-weight-complex="normal"/>
    </style:style>
    <style:style style:name="T1" style:family="text">
      <style:text-properties style:font-name="Times New Roman" fo:font-size="12pt" fo:language="en" fo:country="US" fo:font-style="normal" fo:font-weight="normal" officeooo:rsid="009e36fb"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2" style:family="text">
      <style:text-properties style:font-name="Times New Roman" fo:font-size="12pt" fo:language="en" fo:country="US" fo:font-style="normal" style:text-underline-style="none" fo:font-weight="normal" officeooo:rsid="00703075"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3" style:family="text">
      <style:text-properties style:font-name="Times New Roman" fo:font-size="12pt" fo:language="en" fo:country="US"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4" style:family="text">
      <style:text-properties style:font-name="Times New Roman" fo:font-size="12pt" fo:language="en" fo:country="US" fo:font-style="normal" style:text-underline-style="none" fo:font-weight="normal" officeooo:rsid="0071eda3"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5" style:family="text">
      <style:text-properties style:font-name="Times New Roman" fo:font-size="12pt" fo:language="en" fo:country="US" fo:font-style="normal" style:text-underline-style="none" fo:font-weight="normal" officeooo:rsid="006ea315"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6" style:family="text">
      <style:text-properties style:font-name="Times New Roman" fo:font-size="12pt" fo:language="en" fo:country="US" fo:font-style="normal" style:text-underline-style="none" fo:font-weight="normal" officeooo:rsid="007995eb"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7" style:family="text">
      <style:text-properties style:font-name="Times New Roman" fo:font-size="12pt" fo:language="en" fo:country="US" fo:font-style="normal" style:text-underline-style="none" fo:font-weight="normal" officeooo:rsid="007c513d"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8" style:family="text">
      <style:text-properties style:font-name="Times New Roman" fo:font-size="12pt" fo:language="en" fo:country="US" fo:font-style="normal" style:text-underline-style="none" fo:font-weight="normal" officeooo:rsid="007d26c1"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9" style:family="text">
      <style:text-properties style:font-name="Times New Roman" fo:font-size="12pt" fo:language="en" fo:country="US" fo:font-style="normal" style:text-underline-style="none" fo:font-weight="normal" officeooo:rsid="0080f0f0"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0" style:family="text">
      <style:text-properties style:font-name="Times New Roman" fo:font-size="12pt" fo:language="en" fo:country="US" fo:font-style="normal" style:text-underline-style="none" fo:font-weight="normal" officeooo:rsid="0083f2d0"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1" style:family="text">
      <style:text-properties style:font-name="Times New Roman" fo:font-size="12pt" fo:language="en" fo:country="US" fo:font-style="normal" style:text-underline-style="none" fo:font-weight="normal" officeooo:rsid="00855200"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2" style:family="text">
      <style:text-properties style:font-name="Times New Roman" fo:font-size="12pt" fo:language="en" fo:country="US" fo:font-style="normal" style:text-underline-style="none" fo:font-weight="normal" officeooo:rsid="009a8203"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3" style:family="text">
      <style:text-properties style:font-name="Times New Roman" fo:font-size="12pt" fo:language="en" fo:country="US" fo:font-style="normal" style:text-underline-style="none" fo:font-weight="normal" officeooo:rsid="0096ccc1"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4" style:family="text">
      <style:text-properties style:font-name="Times New Roman" fo:font-size="12pt" fo:language="en" fo:country="US" fo:font-style="normal" style:text-underline-style="none" fo:font-weight="normal" officeooo:rsid="009bc93d"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5" style:family="text">
      <style:text-properties style:font-name="Times New Roman" fo:font-size="12pt" fo:language="en" fo:country="US" fo:font-style="normal" style:text-underline-style="none" fo:font-weight="normal" officeooo:rsid="009cd85f"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6" style:family="text">
      <style:text-properties style:font-name="Times New Roman" fo:font-size="12pt" fo:language="en" fo:country="US" fo:font-style="normal" style:text-underline-style="none" fo:font-weight="normal" officeooo:rsid="009e36fb"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7" style:family="text">
      <style:text-properties style:text-position="33% 80%" style:font-name="Times New Roman" fo:font-size="12pt" fo:language="en" fo:country="US"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8" style:family="text">
      <style:text-properties fo:font-style="italic"/>
    </style:style>
    <style:style style:name="T19" style:family="text">
      <style:text-properties fo:background-color="#ffffff" loext:char-shading-value="0"/>
    </style:style>
    <style:style style:name="T20" style:family="text">
      <style:text-properties officeooo:rsid="008ec93f"/>
    </style:style>
    <style:style style:name="T21" style:family="text">
      <style:text-properties officeooo:rsid="009e36fb"/>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a</text:p>
      <text:p text:style-name="P6">Describe in your own words IT Compliance, list the eight elements, and indicate which regulation(s) is the most relevant to your workplace organization or industry *Provide specific examples rather then a generic/vague answer.</text:p>
      <text:p text:style-name="P2"><text:span text:style-name="T5">In its simplest form IT Compliance means adhering to established polices and best practices. </text:span><text:span text:style-name="T6">These are decisions that were set in place to ensure that both parties can maintain business. A specific example in my profession is complying to a policy that only approved programs can be used for software development. Because of so we have to adhere to IT Compliance and can only develop software from a compliant designated pool of approved applications. </text:span><text:span text:style-name="T9">This is l</text:span><text:span text:style-name="T7">ike trying to build a race care with a hammer and ch</text:span><text:span text:style-name="T8">isel</text:span><text:span text:style-name="T7">. </text:span><text:span text:style-name="T10">According to the book wh</text:span><text:span text:style-name="T2">en it comes to the</text:span><text:span text:style-name="T3"> eight elements </text:span><text:span text:style-name="T2">they </text:span><text:span text:style-name="T3">are “disclosure, transparency, oversight, record retention, privacy, attestation, operational risk, and training”. <text:s/></text:span><text:span text:style-name="T4">(Brotby, 2009) </text:span><text:span text:style-name="T11">I would say in my current line of work privacy would be the most relevant element, this is due to the proprietary technology embedded within the product.</text:span></text:p>
      <text:p text:style-name="P1"><text:span text:style-name="T17"/></text:p>
      <text:p text:style-name="P5">2b.</text:p>
      <text:p text:style-name="P5">Compliance can be addressed through a risk-management lens.</text:p>
      <text:p text:style-name="P5">I. <text:s text:c="13"/>Explain the connection between compliance and risk management.</text:p>
      <text:p text:style-name="P7">The connection is that compliance reduces risk, while risk management protects organizations from options that could make them non-compliant. <text:span text:style-name="T20">Being non-compliant is a risk.</text:span></text:p>
      <text:p text:style-name="P5">II. <text:s text:c="10"/>In your opinion, what are some of limiting factors when addressing both compliance and risk management objectives, how can management balance the lens?</text:p>
      <text:p text:style-name="P3"><text:span text:style-name="T12">T</text:span><text:span text:style-name="T13">he limiting factors are usually funds, time, and resources. </text:span><text:span text:style-name="T14">Depending on those factors management can choose to cut corners rather than remain compliant.</text:span><text:span text:style-name="T13"> </text:span><text:span text:style-name="T12">It is managements job to balance the lens by </text:span><text:span text:style-name="T14">remaining compliant at all costs while</text:span><text:span text:style-name="T12"> communicating the voices of the workers to the </text:span><text:span text:style-name="T14">higher ups. A</text:span><text:span text:style-name="T12">lluding to my example earlier with software engineering </text:span><text:span text:style-name="T15">using</text:span><text:span text:style-name="T12"> a pool of approved programs. If </text:span><text:span text:style-name="T15">a</text:span><text:span text:style-name="T12"> new </text:span><text:soft-page-break/><text:span text:style-name="T12">program is requested it is the managers job to push for and follow up to get a positive response from the compliance team </text:span><text:span text:style-name="T15">contingent they believe this would help the development pipeline.</text:span></text:p>
      <text:p text:style-name="P5"/>
      <text:p text:style-name="P5">2c.</text:p>
      <text:p text:style-name="P5">Is there already a coordinated enterprise-wide compliance initiative at your workplace organization? If so briefly describe the initiative (i.e. stakeholders, activities, etc.) If not, suggest an initiative for IT compliance activities that will fit into or help your workplace organization.</text:p>
      <text:p text:style-name="P4"><text:span text:style-name="T16">Yes there is a enterprise-wide compliance initiative at my workplace. An example of this is mandatory compliance training given every year. Another example would be at my previous position at Deloitte where to remain compliant we had to disclose all our financial information and had to divest from accounts that were unapproved. This was a enterprise-wide initiative to keep the workers of Deloitte compliant with the Securities and Exchange Commission</text:span></text:p>
      <text:p text:style-name="P4"><text:span text:style-name="T16"/></text:p>
      <text:p text:style-name="P6">2f.</text:p>
      <text:p text:style-name="P6">Consider the following statement made by Shirley M. Hufstedler, a former director of Hewlett-Packard </text:p>
      <text:p text:style-name="P5">“The rising tide of cybercrime and threats to critical information assets mandate that boards of directors and senior executives are fully engaged at the governance level to ensure the security and integrity of those resources.”</text:p>
      <text:p text:style-name="P5">Suggest <text:span text:style-name="Strong_20_Emphasis">governance practices</text:span> that the board should engage in to reduce cybercrime threats.</text:p>
      <text:p text:style-name="P5"/>
      <text:p text:style-name="P9"><text:span text:style-name="Strong_20_Emphasis"><text:span text:style-name="T19">References:</text:span></text:span></text:p>
      <text:list xml:id="list3982099452" text:style-name="L2">
        <text:list-item>
          <text:p text:style-name="P8">Brotby, W. K. (2009). <text:span text:style-name="Emphasis">Information Security Governance: A Practical Development and Implementation </text:span><text:span text:style-name="T18">Approach (</text:span>7th ed.). Wiley. </text:p>
        </text:list-item>
      </text:list>
      <text:p text:style-name="P5"/>
      <text:p text:style-name="P5"/>
      <text:p text:style-name="P5"><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ent-style-name="Standard" style:default-outline-level=""/>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8T21:33:58.634458317</meta:creation-date>
    <dc:date>2022-10-26T21:05:37.679070923</dc:date>
    <meta:editing-duration>PT2H23M29S</meta:editing-duration>
    <meta:editing-cycles>60</meta:editing-cycles>
    <meta:generator>LibreOffice/6.4.7.2$Linux_X86_64 LibreOffice_project/40$Build-2</meta:generator>
    <meta:document-statistic meta:table-count="0" meta:image-count="0" meta:object-count="0" meta:page-count="3" meta:paragraph-count="18" meta:word-count="530" meta:character-count="3464" meta:non-whitespace-character-count="2927"/>
  </office:meta>
</office:document-meta>
</file>